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0b994b"/>
    </style:style>
    <style:style style:name="P3" style:family="paragraph" style:parent-style-name="Preformatted_20_Text">
      <style:text-properties officeooo:rsid="000b994b" officeooo:paragraph-rsid="002e291f"/>
    </style:style>
    <style:style style:name="P4" style:family="paragraph" style:parent-style-name="Preformatted_20_Text">
      <style:text-properties officeooo:rsid="000b994b" officeooo:paragraph-rsid="004e4f17"/>
    </style:style>
    <style:style style:name="P5" style:family="paragraph" style:parent-style-name="Preformatted_20_Text">
      <style:text-properties officeooo:rsid="000b994b" officeooo:paragraph-rsid="004ed61f"/>
    </style:style>
    <style:style style:name="P6" style:family="paragraph" style:parent-style-name="Preformatted_20_Text">
      <style:text-properties officeooo:paragraph-rsid="002e291f"/>
    </style:style>
    <style:style style:name="P7" style:family="paragraph" style:parent-style-name="Preformatted_20_Text">
      <style:text-properties officeooo:paragraph-rsid="002ed022"/>
    </style:style>
    <style:style style:name="P8" style:family="paragraph" style:parent-style-name="Preformatted_20_Text">
      <style:text-properties officeooo:paragraph-rsid="003052ae"/>
    </style:style>
    <style:style style:name="P9" style:family="paragraph" style:parent-style-name="Preformatted_20_Text">
      <style:text-properties officeooo:paragraph-rsid="00317813"/>
    </style:style>
    <style:style style:name="P10" style:family="paragraph" style:parent-style-name="Preformatted_20_Text">
      <style:text-properties officeooo:paragraph-rsid="0035ef4a"/>
    </style:style>
    <style:style style:name="P11" style:family="paragraph" style:parent-style-name="Preformatted_20_Text">
      <style:text-properties officeooo:paragraph-rsid="003913bf"/>
    </style:style>
    <style:style style:name="P12" style:family="paragraph" style:parent-style-name="Preformatted_20_Text">
      <style:text-properties officeooo:paragraph-rsid="003ab8a3"/>
    </style:style>
    <style:style style:name="P13" style:family="paragraph" style:parent-style-name="Preformatted_20_Text">
      <style:text-properties officeooo:paragraph-rsid="003f2c08"/>
    </style:style>
    <style:style style:name="P14" style:family="paragraph" style:parent-style-name="Preformatted_20_Text">
      <style:paragraph-properties fo:text-align="start" style:justify-single-word="false"/>
      <style:text-properties officeooo:paragraph-rsid="0046c0b1"/>
    </style:style>
    <style:style style:name="P15" style:family="paragraph" style:parent-style-name="Preformatted_20_Text">
      <style:text-properties officeooo:paragraph-rsid="0047adb5"/>
    </style:style>
    <style:style style:name="P16" style:family="paragraph" style:parent-style-name="Preformatted_20_Text">
      <style:text-properties officeooo:paragraph-rsid="0049eaf9"/>
    </style:style>
    <style:style style:name="P17" style:family="paragraph" style:parent-style-name="Preformatted_20_Text">
      <style:text-properties officeooo:paragraph-rsid="004ed61f"/>
    </style:style>
    <style:style style:name="P18" style:family="paragraph" style:parent-style-name="Preformatted_20_Text">
      <style:text-properties officeooo:paragraph-rsid="0050c403"/>
    </style:style>
    <style:style style:name="P19" style:family="paragraph" style:parent-style-name="Preformatted_20_Text">
      <style:text-properties officeooo:rsid="0050c410" officeooo:paragraph-rsid="0050c410"/>
    </style:style>
    <style:style style:name="P20" style:family="paragraph" style:parent-style-name="Preformatted_20_Text">
      <style:text-properties officeooo:rsid="000b994b" officeooo:paragraph-rsid="003052ae"/>
    </style:style>
    <style:style style:name="P21" style:family="paragraph" style:parent-style-name="Preformatted_20_Text">
      <style:text-properties officeooo:rsid="000b994b" officeooo:paragraph-rsid="000b994b"/>
    </style:style>
    <style:style style:name="P22" style:family="paragraph" style:parent-style-name="Preformatted_20_Text">
      <style:text-properties officeooo:rsid="000b994b" officeooo:paragraph-rsid="005a15a2"/>
    </style:style>
    <style:style style:name="P23" style:family="paragraph" style:parent-style-name="Preformatted_20_Text">
      <style:text-properties officeooo:rsid="000b994b" officeooo:paragraph-rsid="005f02d6"/>
    </style:style>
    <style:style style:name="P24" style:family="paragraph" style:parent-style-name="Preformatted_20_Text">
      <style:text-properties officeooo:rsid="000b994b" officeooo:paragraph-rsid="0063deb8"/>
    </style:style>
    <style:style style:name="P25" style:family="paragraph" style:parent-style-name="Preformatted_20_Text">
      <style:text-properties officeooo:rsid="000b994b" officeooo:paragraph-rsid="00688492"/>
    </style:style>
    <style:style style:name="P26" style:family="paragraph" style:parent-style-name="Preformatted_20_Text">
      <style:text-properties officeooo:rsid="000b994b" officeooo:paragraph-rsid="006af7e7"/>
    </style:style>
    <style:style style:name="P27" style:family="paragraph" style:parent-style-name="Preformatted_20_Text">
      <style:text-properties officeooo:rsid="000b994b" officeooo:paragraph-rsid="0071a895"/>
    </style:style>
    <style:style style:name="P28" style:family="paragraph" style:parent-style-name="Preformatted_20_Text">
      <style:text-properties officeooo:rsid="000b994b" officeooo:paragraph-rsid="007247c8"/>
    </style:style>
    <style:style style:name="P29" style:family="paragraph" style:parent-style-name="Preformatted_20_Text">
      <style:text-properties officeooo:rsid="000b994b" officeooo:paragraph-rsid="00733eac"/>
    </style:style>
    <style:style style:name="P30" style:family="paragraph" style:parent-style-name="Preformatted_20_Text">
      <style:text-properties officeooo:rsid="000b994b" officeooo:paragraph-rsid="0073d466"/>
    </style:style>
    <style:style style:name="P31" style:family="paragraph" style:parent-style-name="Preformatted_20_Text">
      <style:text-properties officeooo:rsid="000b994b" officeooo:paragraph-rsid="00755479"/>
    </style:style>
    <style:style style:name="P32" style:family="paragraph" style:parent-style-name="Preformatted_20_Text">
      <style:text-properties officeooo:rsid="0050c410" officeooo:paragraph-rsid="0051fe94"/>
    </style:style>
    <style:style style:name="P33" style:family="paragraph" style:parent-style-name="Preformatted_20_Text">
      <style:text-properties officeooo:rsid="0056b4b3" officeooo:paragraph-rsid="0056b4b3"/>
    </style:style>
    <style:style style:name="P34" style:family="paragraph" style:parent-style-name="Preformatted_20_Text">
      <style:text-properties officeooo:paragraph-rsid="00573cd7"/>
    </style:style>
    <style:style style:name="P35" style:family="paragraph" style:parent-style-name="Preformatted_20_Text">
      <style:text-properties officeooo:paragraph-rsid="005a7d64"/>
    </style:style>
    <style:style style:name="P36" style:family="paragraph" style:parent-style-name="Preformatted_20_Text">
      <style:text-properties officeooo:paragraph-rsid="005c8091"/>
    </style:style>
    <style:style style:name="P37" style:family="paragraph" style:parent-style-name="Preformatted_20_Text">
      <style:text-properties officeooo:paragraph-rsid="005d19bd"/>
    </style:style>
    <style:style style:name="P38" style:family="paragraph" style:parent-style-name="Preformatted_20_Text">
      <style:text-properties officeooo:rsid="0060c8c1" officeooo:paragraph-rsid="0060c8c1"/>
    </style:style>
    <style:style style:name="P39" style:family="paragraph" style:parent-style-name="Preformatted_20_Text">
      <style:text-properties officeooo:rsid="0064c978" officeooo:paragraph-rsid="00664087"/>
    </style:style>
    <style:style style:name="P40" style:family="paragraph" style:parent-style-name="Preformatted_20_Text">
      <style:text-properties officeooo:paragraph-rsid="0064c978"/>
    </style:style>
    <style:style style:name="P41" style:family="paragraph" style:parent-style-name="Preformatted_20_Text">
      <style:text-properties officeooo:rsid="0069797b" officeooo:paragraph-rsid="0064c978"/>
    </style:style>
    <style:style style:name="P42" style:family="paragraph" style:parent-style-name="Preformatted_20_Text">
      <style:text-properties officeooo:paragraph-rsid="007c660e"/>
    </style:style>
    <style:style style:name="T1" style:family="text">
      <style:text-properties fo:font-style="italic" style:font-style-asian="italic" style:font-style-complex="italic"/>
    </style:style>
    <style:style style:name="T2" style:family="text">
      <style:text-properties officeooo:rsid="000b994b"/>
    </style:style>
    <style:style style:name="T3" style:family="text">
      <style:text-properties fo:font-variant="normal" fo:text-transform="none" style:text-position="0% 100%" fo:font-style="normal" style:text-underline-style="none" fo:font-weight="normal"/>
    </style:style>
    <style:style style:name="T4" style:family="text">
      <style:text-properties fo:font-style="normal" style:font-style-asian="normal" style:font-style-complex="normal"/>
    </style:style>
    <style:style style:name="T5" style:family="text">
      <style:text-properties fo:font-style="normal" officeooo:rsid="000b994b" style:font-style-asian="normal" style:font-style-complex="normal"/>
    </style:style>
    <style:style style:name="T6" style:family="text">
      <style:text-properties fo:font-style="normal" officeooo:rsid="006af7e7" style:font-style-asian="normal" style:font-style-complex="normal"/>
    </style:style>
    <style:style style:name="T7" style:family="text">
      <style:text-properties fo:font-style="normal" officeooo:rsid="006a72ae" style:font-style-asian="normal" style:font-style-complex="normal"/>
    </style:style>
    <style:style style:name="T8" style:family="text">
      <style:text-properties fo:font-style="normal" officeooo:rsid="006ca161" style:font-style-asian="normal" style:font-style-complex="normal"/>
    </style:style>
    <style:style style:name="T9" style:family="text">
      <style:text-properties fo:font-style="normal" officeooo:rsid="0071a895" style:font-style-asian="normal" style:font-style-complex="normal"/>
    </style:style>
    <style:style style:name="T10" style:family="text">
      <style:text-properties fo:font-style="normal" fo:font-weight="normal" officeooo:rsid="0071a895"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0b994b" style:font-style-asian="italic" style:font-style-complex="italic"/>
    </style:style>
    <style:style style:name="T13" style:family="text">
      <style:text-properties fo:font-style="italic" officeooo:rsid="00664087" style:font-style-asian="italic" style:font-style-complex="italic"/>
    </style:style>
    <style:style style:name="T14" style:family="text">
      <style:text-properties fo:font-style="italic" officeooo:rsid="006a72ae" style:font-style-asian="italic" style:font-style-complex="italic"/>
    </style:style>
    <style:style style:name="T15" style:family="text">
      <style:text-properties fo:font-style="italic" officeooo:rsid="006ea682" style:font-style-asian="italic" style:font-style-complex="italic"/>
    </style:style>
    <style:style style:name="T16" style:family="text">
      <style:text-properties fo:font-style="italic" officeooo:rsid="0071a895" style:font-style-asian="italic" style:font-style-complex="italic"/>
    </style:style>
    <style:style style:name="T17" style:family="text">
      <style:text-properties fo:font-style="italic" fo:font-weight="normal" officeooo:rsid="0071a895" style:font-style-asian="italic" style:font-weight-asian="normal" style:font-style-complex="italic" style:font-weight-complex="normal"/>
    </style:style>
    <style:style style:name="T18" style:family="text">
      <style:text-properties officeooo:rsid="0021a49f"/>
    </style:style>
    <style:style style:name="T19" style:family="text">
      <style:text-properties officeooo:rsid="002e291f"/>
    </style:style>
    <style:style style:name="T20" style:family="text">
      <style:text-properties officeooo:rsid="00317813"/>
    </style:style>
    <style:style style:name="T21" style:family="text">
      <style:text-properties officeooo:rsid="003913bf"/>
    </style:style>
    <style:style style:name="T22" style:family="text">
      <style:text-properties officeooo:rsid="0040c96c"/>
    </style:style>
    <style:style style:name="T23" style:family="text">
      <style:text-properties officeooo:rsid="000b994b" fo:background-color="#ffff00" loext:char-shading-value="0"/>
    </style:style>
    <style:style style:name="T24" style:family="text">
      <style:text-properties officeooo:rsid="0042f3d1"/>
    </style:style>
    <style:style style:name="T25" style:family="text">
      <style:text-properties officeooo:rsid="0049eaf9"/>
    </style:style>
    <style:style style:name="T26" style:family="text">
      <style:text-properties officeooo:rsid="004b9b58"/>
    </style:style>
    <style:style style:name="T27" style:family="text">
      <style:text-properties officeooo:rsid="004d4c75"/>
    </style:style>
    <style:style style:name="T28" style:family="text">
      <style:text-properties officeooo:rsid="004db750"/>
    </style:style>
    <style:style style:name="T29" style:family="text">
      <style:text-properties officeooo:rsid="004e2098"/>
    </style:style>
    <style:style style:name="T30" style:family="text">
      <style:text-properties officeooo:rsid="004ed61f"/>
    </style:style>
    <style:style style:name="T31" style:family="text">
      <style:text-properties officeooo:rsid="00538e16"/>
    </style:style>
    <style:style style:name="T32" style:family="text">
      <style:text-properties officeooo:rsid="00554d44"/>
    </style:style>
    <style:style style:name="T33" style:family="text">
      <style:text-properties officeooo:rsid="005575a8"/>
    </style:style>
    <style:style style:name="T34" style:family="text">
      <style:text-properties officeooo:rsid="0056b4b3"/>
    </style:style>
    <style:style style:name="T35" style:family="text">
      <style:text-properties officeooo:rsid="00573cd7"/>
    </style:style>
    <style:style style:name="T36" style:family="text">
      <style:text-properties officeooo:rsid="005a15a2"/>
    </style:style>
    <style:style style:name="T37" style:family="text">
      <style:text-properties officeooo:rsid="005c8091"/>
    </style:style>
    <style:style style:name="T38" style:family="text">
      <style:text-properties officeooo:rsid="005d19bd"/>
    </style:style>
    <style:style style:name="T39" style:family="text">
      <style:text-properties officeooo:rsid="005de4bf"/>
    </style:style>
    <style:style style:name="T40" style:family="text">
      <style:text-properties fo:font-weight="normal" style:font-weight-asian="normal" style:font-weight-complex="normal"/>
    </style:style>
    <style:style style:name="T41" style:family="text">
      <style:text-properties fo:font-weight="normal" officeooo:rsid="005575a8" style:font-weight-asian="normal" style:font-weight-complex="normal"/>
    </style:style>
    <style:style style:name="T42" style:family="text">
      <style:text-properties fo:font-weight="normal" officeooo:rsid="0062703c" style:font-weight-asian="normal" style:font-weight-complex="normal"/>
    </style:style>
    <style:style style:name="T43" style:family="text">
      <style:text-properties fo:font-weight="normal" officeooo:rsid="006a72ae" style:font-weight-asian="normal" style:font-weight-complex="normal"/>
    </style:style>
    <style:style style:name="T44" style:family="text">
      <style:text-properties fo:font-weight="normal" officeooo:rsid="00688492" style:font-weight-asian="normal" style:font-weight-complex="normal"/>
    </style:style>
    <style:style style:name="T45" style:family="text">
      <style:text-properties fo:font-weight="normal" officeooo:rsid="006d1516" style:font-weight-asian="normal" style:font-weight-complex="normal"/>
    </style:style>
    <style:style style:name="T46" style:family="text">
      <style:text-properties fo:font-weight="normal" officeooo:rsid="0064c978" style:font-weight-asian="normal" style:font-weight-complex="normal"/>
    </style:style>
    <style:style style:name="T47" style:family="text">
      <style:text-properties officeooo:rsid="0063deb8"/>
    </style:style>
    <style:style style:name="T48" style:family="text">
      <style:text-properties officeooo:rsid="0064c978"/>
    </style:style>
    <style:style style:name="T49" style:family="text">
      <style:text-properties officeooo:rsid="00664087"/>
    </style:style>
    <style:style style:name="T50" style:family="text">
      <style:text-properties officeooo:rsid="00680949"/>
    </style:style>
    <style:style style:name="T51" style:family="text">
      <style:text-properties officeooo:rsid="00688492"/>
    </style:style>
    <style:style style:name="T52" style:family="text">
      <style:text-properties officeooo:rsid="0069797b"/>
    </style:style>
    <style:style style:name="T53" style:family="text">
      <style:text-properties officeooo:rsid="006a72ae"/>
    </style:style>
    <style:style style:name="T54" style:family="text">
      <style:text-properties officeooo:rsid="006ca161"/>
    </style:style>
    <style:style style:name="T55" style:family="text">
      <style:text-properties officeooo:rsid="006d1516"/>
    </style:style>
    <style:style style:name="T56" style:family="text">
      <style:text-properties officeooo:rsid="006d3803"/>
    </style:style>
    <style:style style:name="T57" style:family="text">
      <style:text-properties officeooo:rsid="006ea682"/>
    </style:style>
    <style:style style:name="T58" style:family="text">
      <style:text-properties officeooo:rsid="006fae04"/>
    </style:style>
    <style:style style:name="T59" style:family="text">
      <style:text-properties officeooo:rsid="0071a895"/>
    </style:style>
    <style:style style:name="T60" style:family="text">
      <style:text-properties officeooo:rsid="00733eac"/>
    </style:style>
    <style:style style:name="T61" style:family="text">
      <style:text-properties officeooo:rsid="0073d466"/>
    </style:style>
    <style:style style:name="T62" style:family="text">
      <style:text-properties officeooo:rsid="00755479"/>
    </style:style>
    <style:style style:name="T63" style:family="text">
      <style:text-properties officeooo:rsid="007f56f4"/>
    </style:style>
    <style:style style:name="T64" style:family="text">
      <style:text-properties officeooo:rsid="0081c349"/>
    </style:style>
  </office:automatic-styles>
  <office:body>
    <office:text text:use-soft-page-breaks="true">
      <office:forms form:automatic-focus="false" form:apply-design-mode="false"/>
      <text:tracked-changes>
        <text:changed-region xml:id="ct106087888" text:id="ct106087888">
          <text:deletion>
            <office:change-info>
              <dc:creator>Unknown Author</dc:creator>
              <dc:date>2018-08-18T11:28:00</dc:date>
            </office:change-info>
            <text:p text:style-name="P1">Figure 3. An overview of statistical methods. Analyses begin with broadscale ecological patterns of all wood and leaf samples, then subset to a single host tree species <text:span text:style-name="T1">H. formosana</text:span>, and lastly to the patterns of members of core mycobiome of <text:span text:style-name="T1">H. formosana</text:span> as defined by cooccurrence patterns.</text:p>
          </text:deletion>
        </text:changed-region>
        <text:changed-region xml:id="ct121689392" text:id="ct121689392">
          <text:deletion>
            <office:change-info>
              <dc:creator>Unknown Author</dc:creator>
              <dc:date>2018-08-18T11:35:00</dc:date>
            </office:change-info>
            <text:p text:style-name="P1">Figure 5. Non-metric multidimensional scaling diagram, comparing leaf and wood endophytes of all host trees, using shared species only. Bottom plot has been rescaled in to maximize visibility, two outliers are outside of the figure.</text:p>
          </text:deletion>
        </text:changed-region>
        <text:changed-region xml:id="ct70473824" text:id="ct70473824">
          <text:deletion>
            <office:change-info>
              <dc:creator>Unknown Author</dc:creator>
              <dc:date>2018-08-18T12:47:00</dc:date>
            </office:change-info>
            <text:p text:style-name="P1">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deletion>
        </text:changed-region>
        <text:changed-region xml:id="ct122240656" text:id="ct122240656">
          <text:insertion>
            <office:change-info>
              <dc:creator>Unknown Author</dc:creator>
              <dc:date>2018-08-18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3">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19">Despite this</text:span>, host tree species was <text:span text:style-name="T19">an</text:span> important <text:span text:style-name="T19">predictor</text:span> of mycobiome community-composition. Within a single <text:span text:style-name="T19">common </text:span>tree species, “core” mycobiomes were characterized using cooccurrence analysis. <text:span text:style-name="T19">The patterns of these few species of fungal endophytes appear to explain the host effects observed.</text:span> For wood endophytes, a more consistent, “minimal” core mycobiome coexisted with the host across the extent of the study. For leaf endophytes, the core fungi resembled a more dynamic, “gradient” model of the core microbiome, changing across the topography and distance of the study.</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6"><text:span text:style-name="T2">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2">(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2">.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2">(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2">.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2">(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2">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2">(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2">. </text:span></text:p>
      <text:p text:style-name="P6"/>
      <text:p text:style-name="P7"><text:span text:style-name="T2"><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2">(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2">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2">(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2">,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2">(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2">.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2">(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2">.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2">(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2">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2">(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2">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2">(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2">. This definition may not always serve for describing the other numerous and labyrinthine microbe-host interactions that occur between hosts and 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2">(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2">.</text:span></text:p>
      <text:p text:style-name="P6"><text:soft-page-break/></text:p>
      <text:p text:style-name="P7"><text:span text:style-name="T2"><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2">(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2">,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3">(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2">.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3">(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2">,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2">(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2">.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3">(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2">.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2">(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2">,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2">(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2">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2">(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2">. <text:s/>Fungal endophytes, therefore, make ideal systems for studying the interplay of host-microbe interactions, environmental influences, and spatial patterning of both host and microbes in natural settings. <text:s/></text:span></text:p>
      <text:p text:style-name="P7"/>
      <text:p text:style-name="P14"><text:span text:style-name="T2"><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2">(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2">.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
      <text:p text:style-name="P1">Materials and methods</text:p>
      <text:p text:style-name="P1"/>
      <text:p text:style-name="Preformatted_20_Text"><text:span text:style-name="T2">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2">(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2">.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2">(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2">.</text:span></text:p>
      <text:p text:style-name="P1"/>
      <text:p text:style-name="P1">Field methods</text:p>
      <text:p text:style-name="Preformatted_20_Text"><text:soft-page-break/></text:p>
      <text:p text:style-name="Preformatted_20_Text"><text:span text:style-name="T2">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2">(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2">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2">(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2">. All plant material was carried to a nearby field station and stored at 4°C for no longer than 5 days before processing.</text:span></text:p>
      <text:p text:style-name="P1"/>
      <text:p text:style-name="P1">Lab methods</text:p>
      <text:p text:style-name="P1"/>
      <text:p text:style-name="Preformatted_20_Text"><text:span text:style-name="T2">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2">(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2">.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2">(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2">.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11"><text:span text:style-name="T2">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2">(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2">.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2">(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2">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2">(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2">,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11"/>
      <text:p text:style-name="P12"><text:span text:style-name="T21">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3">(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21">. This is a high-throughput method, used here to create an aggregate, “big picture” of the endophytes communities, summarized in figure _____.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21">(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21">, against the UNITE database. See scripts (S1____) for details of this process. </text:span></text:p>
      <text:p text:style-name="P11"/>
      <text:p text:style-name="P11"><text:soft-page-break/></text:p>
      <text:p text:style-name="P1"/>
      <text:p text:style-name="P1">Statistical methods</text:p>
      <text:p text:style-name="P1"/>
      <text:p text:style-name="P1">Overview</text:p>
      <text:p text:style-name="P1"/>
      <text:p text:style-name="P15"><text:span text:style-name="T2">Ecological patterns of the entire fungal community of leaves and wood of all hosts were examined first. <text:s/>Analyses were then focused on patterns in the mycobiome of the most commonly-sampled host tree, </text:span><text:span text:style-name="T12">Helicia</text:span><text:span text:style-name="T5"> </text:span><text:span text:style-name="T12">formosana</text:span><text:span text:style-name="T2">.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2">(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2">,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2">(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2">,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2">(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2">,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2">(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2">,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2">(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2">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2">(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2"> packages. </text:span></text:p>
      <text:p text:style-name="P15"/>
      <text:p text:style-name="P15"/>
      <text:p text:style-name="P16"><text:span text:style-name="T25">All read abundances in fungal community matrices were transformed to presence/absence (see bioinforam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5">(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5">.</text:span></text:p>
      <text:p text:style-name="P1"/>
      <text:p text:style-name="P1">Mycobiome of all hosts</text:p>
      <text:p text:style-name="P1"/>
      <text:p text:style-name="P37"><text:span text:style-name="T2">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2">(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2">, and non-metric multidimensional scaling (NMS). Following initial comparisons of community composition, all analyses of wood and leaf endophytes were conducted separately, in parallel. Effects of host and environmental variables of vegetative community and topography (Fig. 1) on endophyte communities were modeled individually using PERMANOVA, and results were visualized with NMS when significant. <text:s/></text:span></text:p>
      <text:p text:style-name="P37"/>
      <text:p text:style-name="P37"><text:span text:style-name="T2">However, PERMANOVA tests as employed here are not sensitive to the complexities of spatial patterns on the variable landscape of Fushan FDP. For this reason spatially-explicit tests for autcorrelation and correlations with endophyte community composition and environmental data were used.</text:span></text:p>
      <text:p text:style-name="P8"/>
      <text:p text:style-name="P9"><text:span text:style-name="T2">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2">(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2"> of community dissimilarity matrices against physical distance matrices, and visualized with Mantel multivariate correlograms. </text:span></text:p>
      <text:p text:style-name="P9"/>
      <text:p text:style-name="P9"><text:span text:style-name="T2">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2">(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2">,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2">(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2">,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2">(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2">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2">(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2">. </text:span></text:p>
      <text:p text:style-name="P10"/>
      <text:p text:style-name="P40"><text:span text:style-name="T20">Eigenanalysis of sampling schemes such as dbMEM/PCNM give a portrait of what patterns can be confidently testing by a given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text:span><text:soft-page-break/><text:span text:style-name="T20">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20">(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20">( for example, Fig ____ and ____).</text:span></text:p>
      <text:p text:style-name="P13"/>
      <text:p text:style-name="P20">Ecological patterns of interest detected in spatial analysis were further visualized by mapping Bray-Curtis distance of all wood or leaf samples from a single point of interest on maps of the reserve and in NMS ordinations <text:span text:style-name="T39">(Fig. ___ and ____)</text:span>.</text:p>
      <text:p text:style-name="P1"/>
      <text:p text:style-name="P1">Mycobiome of a single host, <text:span text:style-name="T1">Helicia</text:span><text:span text:style-name="T4"> </text:span><text:span text:style-name="T1">formosana</text:span></text:p>
      <text:p text:style-name="P1"/>
      <text:p text:style-name="P1"><text:span text:style-name="T22">To exclude variation in fungal communities</text:span> resulting from <text:span text:style-name="T22">differing </text:span>host tree species, <text:span text:style-name="T53">above analyses were repeated for</text:span> the fungal endophytes of a single host tree, <text:span text:style-name="T1">Helicia</text:span><text:span text:style-name="T4"> </text:span><text:span text:style-name="T1">formosana</text:span> Lour. &amp; Hemsl. This was the host tree for which the most samples (leaves, n=31; wood n=22) were available. Bray-Curtis dissimilarity values resulting from comparison were then plotted onto a map of Fushan FDP.</text:p>
      <text:p text:style-name="P1"/>
      <text:p text:style-name="P1">Core fungi of <text:span text:style-name="T1">Helicia</text:span><text:span text:style-name="T4"> </text:span><text:span text:style-name="T1">formosana</text:span></text:p>
      <text:p text:style-name="P1"/>
      <text:p text:style-name="Preformatted_20_Text"><text:span text:style-name="T2">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2">(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2">.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12">H. formosana</text:span><text:span text:style-name="T2"> were used to populate a species composition matrix of just these core species as columns, with rows of just sites where </text:span><text:span text:style-name="T12">H. formosana</text:span><text:span text:style-name="T2">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reformatted_20_Text"/>
      <text:p text:style-name="P1">Results</text:p>
      <text:p text:style-name="P1"/>
      <text:p text:style-name="P1">Mycobiome of all hosts:</text:p>
      <text:p text:style-name="P1"/>
      <text:p text:style-name="P1">Endophyte community composition, wood vs. leaves:</text:p>
      <text:p text:style-name="P1"/>
      <text:p text:style-name="P4">After variance-stabilization, <text:span text:style-name="T26">in the </text:span>the <text:span text:style-name="T28">leaf</text:span> endophyte library <text:span text:style-name="T28">1302</text:span> OTUs <text:span text:style-name="T26">were detected, </text:span>and <text:span text:style-name="T28">2025</text:span> OTUs <text:span text:style-name="T26">in the </text:span>the leaf library (Fig. ___). Both leaf and wood samples were dominated by Ascomycota, but a larger p<text:span text:style-name="T26">roportion</text:span> of wood OTUs matched to Basidiomycota <text:span text:style-name="T28">(10% of leaf OTUs vs. 17% of wood OTUs)</text:span>. <text:s/>This larger percentage of <text:span text:style-name="T29">OTUs identified to </text:span>Basidiomy<text:span text:style-name="T29">cota</text:span> was due mostly to a larger <text:span text:style-name="T29">percentage</text:span> of <text:span text:style-name="T29">OTUs identified to</text:span> Tremellomycetes <text:span text:style-name="T29">(&lt;1% of leaf OTUs vs. 5.6%</text:span> <text:span text:style-name="T29">of</text:span> wood <text:span text:style-name="T29">OTUs) </text:span>(Fig. 4). Within Ascomycota, both leaf and wood samples contained high percentages of <text:span text:style-name="T28">OTUs identified to </text:span>Sordariomycetes <text:span text:style-name="T28">(24% of leaf OTUs vs. 16% of wood OTUs)</text:span>, Dothideomycetes <text:span text:style-name="T28">(20% of leaf OTUs vs. 27% of wood OTUs)</text:span>, and Eurotiomycetes <text:span text:style-name="T28">(7% of leaf OTUs vs. 14% of wood OTUs)</text:span>. <text:span text:style-name="T27">Significant observations of lecanoromycete fungi</text:span> <text:span text:style-name="T27">also occurred, especially in leaves (%18.5 of leaf OTUs vs. %4 of wood OTUs). At the class level 16% of leaf OTUs were unindentified, compared to 10% of wood.</text:span></text:p>
      <text:p text:style-name="P1"/>
      <text:p text:style-name="P1"><text:soft-page-break/>Host effects on endophyte community composition:</text:p>
      <text:p text:style-name="P1"/>
      <text:p text:style-name="P17"><text:span text:style-name="T2">Host species is the strongest single predictor of similarity within both leaf (PERMANOVA, F(33, 89) = </text:span>1.9<text:span text:style-name="T30">5, p &lt; 0.01, R2 =0.42, permutations = 10000) and wood endophyte communities (PERMANOVA, F(29,61) = 1.49, p &lt; 0.01, R2 = 0.42, permutations = 10000) (Fig. _____).</text:span></text:p>
      <text:p text:style-name="P1"/>
      <text:p text:style-name="P1">Environmental effects on endophyte community composition:</text:p>
      <text:p text:style-name="P1"/>
      <text:p text:style-name="P18"><text:span text:style-name="T30">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2"> p &lt; 0.01, R2 = 0.09, permutations = 10000). </text:span></text:p>
      <text:p text:style-name="P5"/>
      <text:p text:style-name="P1">Spatial patterns all-host mycobiomes</text:p>
      <text:p text:style-name="P32"/>
      <text:p text:style-name="P1">Mantel tests:</text:p>
      <text:p text:style-name="P1"/>
      <text:p text:style-name="P1">Wood endophyte community displayed a weak pattern of community-turnover/distance-decay over the entire study area (<text:span text:style-name="T31">global </text:span>Mantel's r = 0.<text:span text:style-name="T31">10</text:span>, p <text:span text:style-name="T31">&lt;</text:span> 0.01) (Fig. ____). Leaf communities displayed no global distance decay relationship (<text:span text:style-name="T31">global </text:span>Mantel's r = -0.01, p = 0.<text:span text:style-name="T31">5</text:span>7), but displayed local negative autocorrelation in comparisons of samples approximately 200 meters apart (Mantel correlogram, <text:span text:style-name="T31">local </text:span>Mantel's r = -0.10, p &lt; 0.05) (Fig. _____<text:span text:style-name="T31">)</text:span> indicating that some portion of these samples at this distance apart contained communities more similar than expected under a null model of complete spatial randomness. <text:s/></text:p>
      <text:p text:style-name="P1"/>
      <text:p text:style-name="P19"/>
      <text:p text:style-name="P1"/>
      <text:p text:style-name="P1"><text:span text:style-name="T34">All host </text:span>dbMEM analyses</text:p>
      <text:p text:style-name="P1"/>
      <text:p text:style-name="P33">Leaf community: </text:p>
      <text:p text:style-name="P34"><text:span text:style-name="T31">For leaves, our sampling scheme yielded 5 biologically significant PCNM vectors, explaining 5.1% of endophyte community variation (Redundancy analysis, constrained inertia = </text:span>0.04<text:span text:style-name="T33">6, Unconstrained inertia = </text:span>0.84,<text:span text:style-name="T33"> F(5,117) = 1.27, P &lt; 0.01) (S? ____). Of these, <text:s/>the smallest scale vector (“PCNMX34”) are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33">(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33">, with a wavelength of 25m. Two mid-range leaf PCNM vectors of interest correlate with environmental variables, most strongly in the cas of the “PCNMX9” vector, which is correlated with the presence of the steep habitat zone present mostly on the central hill of the plot (Linear model/multiple regression, adj-R2=0.23, F(9,113)=4.951, p &lt; 0.01) (Fig. ______). Remaining all-host leaf PCNM vectors are uncorrelated with available environmental data. </text:span></text:p>
      <text:p text:style-name="Preformatted_20_Text"/>
      <text:p text:style-name="P38">Wood community:</text:p>
      <text:p text:style-name="P35"><text:span text:style-name="T31">For wood, our sampling scheme also yielded 5 biologically significant PCNM vectors, explaining 7.5% of variation (Redundancy analysis, constrained inertia = 0.07, Unconstrained inertia = 0.80, F(5,85) = 1.38, P &lt; 0.01). </text:span><text:span text:style-name="T41">Of these, the smallest scale vectors (“PCNMX20” and “PCNMX30”) are probably indicative of endogenous autocorrelation, at a wavelength of 70 m or less. </text:span><text:span text:style-name="T42">The three other PCNM vectors are large- to mid-range, with lengths from 300m to 500m. They correlated with environmental variables, and generally </text:span><text:span text:style-name="T43">point</text:span><text:span text:style-name="T42"> to a contrast between upland and lowland habitat (S ____). </text:span></text:p>
      <text:p text:style-name="P22"/>
      <text:p text:style-name="P23"><text:s/></text:p>
      <text:p text:style-name="P23">Mycobiome of a single host, <text:span text:style-name="T1">Helicia</text:span><text:span text:style-name="T4"> </text:span><text:span text:style-name="T1">formosana</text:span></text:p>
      <text:p text:style-name="P1"><text:soft-page-break/></text:p>
      <text:p text:style-name="P26"><text:span text:style-name="T52">When the </text:span>community of endophytes <text:span text:style-name="T47">is constrained to one host, e</text:span>nvironmental variables were not found to directly explain any varianc<text:span text:style-name="T48">e in endophyte community structure (</text:span>PERMANOVA <text:span text:style-name="T49">tests</text:span>, permutations=10000. <text:span text:style-name="T50">Leaf community ~ t</text:span>opography: F(4,26) = 0.<text:span text:style-name="T49">93</text:span>, R2 = 0.1<text:span text:style-name="T50">2, </text:span>p = 0.<text:span text:style-name="T49">66. Leaf community ~ v</text:span>egetative community: F(3,27) = 1.<text:span text:style-name="T49">07</text:span>, R2 = 0.11, <text:s/>p = 0.2<text:span text:style-name="T49">7. W</text:span>ood <text:span text:style-name="T50">community ~ t</text:span>opography: F(4,17) = 1.0<text:span text:style-name="T50">6</text:span>, R2 = 0.20, p = 0.<text:span text:style-name="T50">20. Wood community ~ </text:span>Vegetative community: F(3,18) = 1.0<text:span text:style-name="T50">8</text:span>, R2 = 0.15, p = 0.<text:span text:style-name="T50">19.). <text:s/></text:span></text:p>
      <text:p text:style-name="P24"/>
      <text:p text:style-name="P25">Leaf endophyte community yielded <text:span text:style-name="T54">3</text:span> <text:span text:style-name="T51">ecologically</text:span> significant PCNM<text:span text:style-name="T48">s</text:span> <text:span text:style-name="T54">explaining 13% of community variation </text:span>(RDA, leaves: constrained inertia = 0.0<text:span text:style-name="T54">11</text:span>, Unconstrained inertia = 0.<text:span text:style-name="T55">67</text:span>, F(<text:span text:style-name="T55">2</text:span>,<text:span text:style-name="T55">19</text:span>) = 1.<text:span text:style-name="T55">32</text:span>, P &lt; 0.01<text:span text:style-name="T51">). </text:span><text:span text:style-name="T44">W</text:span><text:span text:style-name="T40">ood endophyte community yielded </text:span><text:span text:style-name="T45">2</text:span><text:span text:style-name="T40"> </text:span><text:span text:style-name="T44">ecologically</text:span><text:span text:style-name="T40"> significant PCNM</text:span><text:span text:style-name="T46">s explaining 12% of community variation </text:span><text:span text:style-name="T40">(RDA, leaves: constrained inertia = 0.</text:span><text:span text:style-name="T45">10</text:span><text:span text:style-name="T40">, Unconstrained inertia = 0.7</text:span><text:span text:style-name="T45">0</text:span><text:span text:style-name="T40">, F(1,29) = 1.78, P &lt; 0.01</text:span><text:span text:style-name="T44">). </text:span><text:span text:style-name="T49">As with the non-spatial PERMANOVA model of </text:span><text:span text:style-name="T13">Helicia</text:span><text:span text:style-name="T49"> endophytes, these PCNMs also do correlate with any available environmental data, in either wood or leaves. </text:span></text:p>
      <text:p text:style-name="P39"><text:span text:style-name="T49">However, both</text:span> wood and leaf communities <text:span text:style-name="T56">show ecologically meaningful</text:span> PCNM vectors <text:span text:style-name="T49">that center on the southwestern valley of the FDP as a place of difference in the </text:span><text:span text:style-name="T13">Helicia</text:span><text:span text:style-name="T49"> mycobiome (Fig. ___). This pattern of dissimilarity is particularly pronounced in the </text:span><text:span text:style-name="T15">Helicia</text:span><text:span text:style-name="T57"> leaf endophyte community when visualized with Bray-Curtis comparisons (Fig. ).</text:span></text:p>
      <text:p text:style-name="P41"/>
      <text:p text:style-name="P1"/>
      <text:p text:style-name="P30">Core fungi of <text:span text:style-name="T1">Helicia</text:span><text:span text:style-name="T4"> </text:span><text:span text:style-name="T1">formosana</text:span></text:p>
      <text:p text:style-name="P1"/>
      <text:p text:style-name="P27"><text:span text:style-name="T59">O</text:span>ut of <text:span text:style-name="T58">1302</text:span> possible fungal OTUs <text:span text:style-name="T59">observed in leaves of all hosts, 426 OTUs were found in </text:span><text:span text:style-name="T16">Helicia </text:span><text:span text:style-name="T9">leaves</text:span><text:span text:style-name="T16">.</text:span><text:span text:style-name="T9"> Of these 12</text:span><text:span text:style-name="T58"> </text:span>showed <text:span text:style-name="T59">strong </text:span>patterns of cooccurrence with <text:span text:style-name="T1">Helicia</text:span><text:span text:style-name="T4"> </text:span><text:span text:style-name="T1">formosana.</text:span> <text:span text:style-name="T59">O</text:span>ut of <text:span text:style-name="T59">2025</text:span> possible fungal OTUs <text:span text:style-name="T59">observed in woody tissue of all hosts, 731 OTUs were found in </text:span><text:span text:style-name="T16">Helicia </text:span><text:span text:style-name="T9">wood</text:span><text:span text:style-name="T16">.</text:span><text:span text:style-name="T9"> Of these 7 OTUs </text:span><text:span text:style-name="T10">showed strong patterns of cooccurrence with </text:span><text:span text:style-name="T17">Helicia</text:span><text:span text:style-name="T10"> </text:span><text:span text:style-name="T17">formosana. </text:span>These fungi were considered members of the <text:span text:style-name="T1">H. formosana</text:span> core mycobiome (Table 1).<text:span text:style-name="T1"> </text:span>Visual inspection of spatial patterns show that leaves within the southern valley of the plot contained relatively high proportions of core fungi (Fig. 12). Wood contained high proportions of core fungi consistently throughout the plot (Fig. 12). </text:p>
      <text:p text:style-name="P29"/>
      <text:p text:style-name="P1"/>
      <text:p text:style-name="P1">Summary comparison</text:p>
      <text:p text:style-name="P1"/>
      <text:p text:style-name="P31">The above analysis compared patterns of community dissimilarity at several levels (Fig. ___, Table 2). <text:s/>Wood and leaf endophytes of all host-trees showed an <text:span text:style-name="T61">similar, very</text:span> high <text:span text:style-name="T61">levels of</text:span> dissimilarity among all samples (all-host leaf endophyte mean BC=0.9<text:span text:style-name="T61">0</text:span>, sd=0.<text:span text:style-name="T61">09</text:span>; wood endophyte mean BC=0.<text:span text:style-name="T61">87</text:span>, sd=0.07). <text:span text:style-name="T1">Helicia</text:span><text:span text:style-name="T4"> </text:span><text:span text:style-name="T1">formosana</text:span> <text:span text:style-name="T62">samples show a lower average level of dissimilarity </text:span>(leaf mean BC=0.<text:span text:style-name="T61">80</text:span>, sd =0.1<text:span text:style-name="T61">1</text:span>; wood mean BC = 0.8<text:span text:style-name="T61">0</text:span>, sd=0.0<text:span text:style-name="T61">6</text:span>). This variation can then be partitioned into two groups: <text:span text:style-name="T61">(1) n</text:span>on-core fungi, <text:span text:style-name="T61">which</text:span> show a <text:span text:style-name="T62">high average </text:span>level of dissimilarity (leaf mean BC=0.8<text:span text:style-name="T62">9</text:span>, sd =0.<text:span text:style-name="T62">08</text:span> ; wood mean BC = 0.8<text:span text:style-name="T62">3</text:span>, sd=0.06), <text:span text:style-name="T61">and</text:span> <text:span text:style-name="T61">(2) </text:span>core fungi, <text:span text:style-name="T62">which</text:span> <text:span text:style-name="T61">show</text:span> a lower mean BC (leaf mean BC=0.<text:span text:style-name="T62">38</text:span>, sd =0.<text:span text:style-name="T62">1</text:span>7; wood mean BC = 0.<text:span text:style-name="T62">39</text:span>, sd=0.17). </text:p>
      <text:p text:style-name="P31"/>
      <text:p text:style-name="P1">Discussion</text:p>
      <text:p text:style-name="P1"/>
      <text:p text:style-name="P42"><text:span text:style-name="T2">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text:span><text:span text:style-name="T23"> 8 </text:span><text:span text:style-name="T2">species in leaves and </text:span><text:span text:style-name="T23">10</text:span><text:span text:style-name="T2"> in wood, “the core” that behave differently. Removing these fungi from consideration brings the mycobiome of their host, </text:span><text:span text:style-name="T12">H. formosana</text:span><text:span text:style-name="T2">, nearly back to the high background levels of dissimilarity among samples of the entire study, </text:span><text:soft-page-break/><text:span text:style-name="T2">indicating that these may be the species through which host effects are manifested (Fig. ____). <text:s/></text:span></text:p>
      <text:p text:style-name="P42"/>
      <text:p text:style-name="P42"><text:span text:style-name="T2">These two sets of core fungi show differing spatial patterns (Fig. 12). In leaves, these core fungi are most consistently present in the southern valley, and are often completely missing in other areas of the study. In wood, they are more "loyal", and coexist more reliably with </text:span><text:span text:style-name="T12">H</text:span><text:span text:style-name="T2">. </text:span><text:span text:style-name="T12">formosana</text:span><text:span text:style-name="T2">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2">(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2">,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2">(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2">,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36"><text:span text:style-name="T24">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4">(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4">. <text:s/>Here we detected the most stable leaf-endophyte cooccurrence relationships in the relatively sheltered southwestern valley of the FDP (fig ____). Other patterns in the endophyte community at large also point to local topography as important to microbiomes of trees (fig ____, and _____ ). We see that highly local topography and spatial processes may have effect on the microbes of a landscape, disrupting or enabling microbe-host affinities.</text:span></text:p>
      <text:p text:style-name="P36"/>
      <text:p text:style-name="P36"><text:span text:style-name="T24">The presence of a core group of microbes in a host might be considered a kind of stabilization or structuring of a portion of a host’s microbiome, as a result of interactions among hosts and select microbes. When defining core microbiomes in this way, it may be important to consider the different organs of hosts as very different refugia for microbes: here the woody tissues appeared to host a more consistent assemblage of fungi. Similarly, the leaves </text:span><text:span text:style-name="T12">Helicia</text:span><text:span text:style-name="T5"> </text:span><text:span text:style-name="T12">formosana</text:span><text:span text:style-name="T2">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more persistent host tissue must provide some measure of stability through time and space for local community structuring of microbes to occur.</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text:soft-page-break/></text:p>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18">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text:soft-page-break/>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text:soft-page-break/>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text:soft-page-break/>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text:soft-page-break/></text:p>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reformatted_20_Text"><text:span text:style-name="T2">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2">(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2">.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2">(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2">. Figures reproduced with permission from authors.</text:span></text:p>
      <text:p text:style-name="P1"/>
      <text:p text:style-name="P1"><text:change text:change-id="ct106087888"/></text:p>
      <text:p text:style-name="P1"/>
      <text:p text:style-name="P1">Figure 4. <text:span text:style-name="T63">Class-level o</text:span>verview of taxonomic composition of wood and leaf librarie<text:span text:style-name="T63">s, from all trees sampled. Proportions are out of total OTUs observed in each plant organ: 2025 OTUs in wood, 1302 in leaves. </text:span></text:p>
      <text:p text:style-name="P1"/>
      <text:p text:style-name="P1"><text:change text:change-id="ct121689392"/><text:s/></text:p>
      <text:p text:style-name="P1"/>
      <text:p text:style-name="P1">Figure 6. Non-metric multidimensional scaling diagram of endophyte communities, with all tree hosts that were sampled at least 3 times. Leaf plot has been recentered and rescaled to maximize visibility in upper right, excluding the very unique communities of <text:span text:style-name="T1">Cythea japonica</text:span>.</text:p>
      <text:p text:style-name="P1"/>
      <text:p text:style-name="P1">Figure 7. <text:change text:change-id="ct70473824"/><text:change-start text:change-id="ct122240656"/><text:s/><text:span text:style-name="T64">Move to supplementary</text:span><text:change-end text:change-id="ct122240656"/></text:p>
      <text:p text:style-name="P1"/>
      <text:p text:style-name="P1">Figure 8. Two PCNM vectors showing patterns of variation of all-host endophyte communities of leaf and wood, plotted over a map of Fushan FDP. Both leaf and wood endophyte communities showed some response to the central hill of the plot.</text:p>
      <text:p text:style-name="P1"/>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p text:style-name="P1"/>
      <text:p text:style-name="P1">Figure 10. Two PCNM vectors showing patterns of variation of single host-tree, <text:span text:style-name="T1">Helicia</text:span><text:span text:style-name="T4"> </text:span><text:span text:style-name="T1">formosana</text:span>, endophyte communities of leaf and wood, plotted over a map of Fushan FDP. Both leaf and wood endophyte communities display dissimilarity between the plot at large and the southern valley.</text:p>
      <text:p text:style-name="P1"/>
      <text:p text:style-name="P1">Figure 11. Map of Bray-Curtis dissimilarity values over the Fushan FDP, resulting <text:soft-page-break/>from comparisons between red circled point all other <text:span text:style-name="T1">Helicia</text:span><text:span text:style-name="T4"> </text:span><text:span text:style-name="T1">formosana</text:span> samples. Dark blue points (BC=1) share no fungal species in common with the circled sample, and increase in similarity from yellow to green</text:p>
      <text:p text:style-name="P1">(BC=0).</text:p>
      <text:p text:style-name="P1"/>
      <text:p text:style-name="P1">Figure 12. Map of Bray-Curtis dissimilarity values over the Fushan FDP, resulting from comparisons between all <text:span text:style-name="T1">H</text:span>. <text:span text:style-name="T1">formosana</text:span> points and the core fungi of the <text:span text:style-name="T1">H</text:span>. <text:span text:style-name="T1">formosana</text:span>. Dark blue points (BC=1) contain no species from this set of core fungi, and increase in similarity from yellow to green (BC=0, 100% of core fungi present). <text:s/>Figure 13. Distribution of Bray-Curtis dissimilarity among sample comparisons of all hosts, and of <text:span text:style-name="T1">Helicia</text:span><text:span text:style-name="T4"> </text:span><text:span text:style-name="T1">formosana</text:span>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18T12:47:28.908988608</dc:date>
    <meta:editing-duration>P1DT6H27M23S</meta:editing-duration>
    <meta:editing-cycles>36</meta:editing-cycles>
    <meta:generator>LibreOffice/5.1.6.2$Linux_X86_64 LibreOffice_project/10m0$Build-2</meta:generator>
    <meta:document-statistic meta:table-count="0" meta:image-count="0" meta:object-count="0" meta:page-count="14" meta:paragraph-count="142" meta:word-count="6531" meta:character-count="44129" meta:non-whitespace-character-count="37713"/>
    <meta:user-defined meta:name="ZOTERO_PREF_1">&lt;data data-version="3" zotero-version="5.0.53"&gt;&lt;session id="MzosJXli"/&gt;&lt;style id="http://www.zotero.org/styles/fungal-ecology" hasBibliography="1" bibliographyStyleHasBeenSet="0"/&gt;&lt;prefs&gt;&lt;pref name="fieldType" value="ReferenceMark"/&gt;&lt;/prefs&gt;&lt;/data&gt;</meta:user-defined>
  </office:meta>
</office:document-meta>
</file>